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0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8.99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2" office:value-type="string">
            <text:p>Do wyszukania</text:p>
          </table:table-cell>
          <table:table-cell table:style-name="ce2" office:value-type="string">
            <text:p>Rozmiary</text:p>
          </table:table-cell>
        </table:table-row>
        <table:table-row table:style-name="ro2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5,'cutter','mięso','M');">
            <text:p>insert into zawodnicy(imie, nazwisko, plec, poziom, pozycja, menu, rozmiar) values ('Beata','Baranowska','K',5,'cutter','mięso','M');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XS</text:p>
          </table:table-cell>
        </table:table-row>
        <table:table-row table:style-name="ro2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6,'cutter','mięso','S');">
            <text:p>insert into zawodnicy(imie, nazwisko, plec, poziom, pozycja, menu, rozmiar) values ('Anna','Nowak','K',6,'cutter','mięso','S');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S</text:p>
          </table:table-cell>
        </table:table-row>
        <table:table-row table:style-name="ro2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8,'handler','mięso','M');">
            <text:p>insert into zawodnicy(imie, nazwisko, plec, poziom, pozycja, menu, rozmiar) values ('Stanisława','Wilk','K',8,'handler','mięso','M');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M</text:p>
          </table:table-cell>
        </table:table-row>
        <table:table-row table:style-name="ro2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9,'handler','mięso','XS');">
            <text:p>insert into zawodnicy(imie, nazwisko, plec, poziom, pozycja, menu, rozmiar) values ('Karolina','Andrzejewska','K',9,'handler','mięso','XS');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L</text:p>
          </table:table-cell>
        </table:table-row>
        <table:table-row table:style-name="ro2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7,'handler','mięso','S');">
            <text:p>insert into zawodnicy(imie, nazwisko, plec, poziom, pozycja, menu, rozmiar) values ('Krystyna','Kowalska','K',7,'handler','mięso','S');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XL</text:p>
          </table:table-cell>
        </table:table-row>
        <table:table-row table:style-name="ro2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3,'handler','mięso','S');">
            <text:p>insert into zawodnicy(imie, nazwisko, plec, poziom, pozycja, menu, rozmiar) values ('Stefania','Adamska','K',3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4,'cutter','mięso','M');">
            <text:p>insert into zawodnicy(imie, nazwisko, plec, poziom, pozycja, menu, rozmiar) values ('Kazimiera','Wysocka','K',4,'cutter','mięso','M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8,'handler','wege','L');">
            <text:p>insert into zawodnicy(imie, nazwisko, plec, poziom, pozycja, menu, rozmiar) values ('Grażyna','Marciniak','K',8,'handler','wege','L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2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2,'handler','wege','S');">
            <text:p>insert into zawodnicy(imie, nazwisko, plec, poziom, pozycja, menu, rozmiar) values ('Izabela','Mazurek','K',2,'handler','wege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9,'cutter','mięso','L');">
            <text:p>insert into zawodnicy(imie, nazwisko, plec, poziom, pozycja, menu, rozmiar) values ('Zofia','Duda','K',9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9,'cutter','mięso','L');">
            <text:p>insert into zawodnicy(imie, nazwisko, plec, poziom, pozycja, menu, rozmiar) values ('Aleksandra','Walczak','K',9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8,'cutter','mięso','S');">
            <text:p>insert into zawodnicy(imie, nazwisko, plec, poziom, pozycja, menu, rozmiar) values ('Magdalena','Sikorska','K',8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6,'cutter','mięso','XS');">
            <text:p>insert into zawodnicy(imie, nazwisko, plec, poziom, pozycja, menu, rozmiar) values ('Dorota','Tomaszewska','K',6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6,'handler','mięso','M');">
            <text:p>insert into zawodnicy(imie, nazwisko, plec, poziom, pozycja, menu, rozmiar) values ('Barbara','Majewska','K',6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8,'cutter','mięso','S');">
            <text:p>insert into zawodnicy(imie, nazwisko, plec, poziom, pozycja, menu, rozmiar) values ('Natalia','Czarnecka','K',8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2,'handler','mięso','M');">
            <text:p>insert into zawodnicy(imie, nazwisko, plec, poziom, pozycja, menu, rozmiar) values ('Urszula','Andrzejewska','K',2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4,'cutter','mięso','XS');">
            <text:p>insert into zawodnicy(imie, nazwisko, plec, poziom, pozycja, menu, rozmiar) values ('Joanna','Górska','K',4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7,'cutter','mięso','XL');">
            <text:p>insert into zawodnicy(imie, nazwisko, plec, poziom, pozycja, menu, rozmiar) values ('Alicja','Sikorska','K',7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10,'cutter','mięso','L');">
            <text:p>insert into zawodnicy(imie, nazwisko, plec, poziom, pozycja, menu, rozmiar) values ('Natalia','Cieślak','K',10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1,'handler','mięso','S');">
            <text:p>insert into zawodnicy(imie, nazwisko, plec, poziom, pozycja, menu, rozmiar) values ('Barbara','Mazurek','K',1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1,'handler','mięso','XS');">
            <text:p>insert into zawodnicy(imie, nazwisko, plec, poziom, pozycja, menu, rozmiar) values ('Renata','Nowakowska','K',1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8,'cutter','mięso','XS');">
            <text:p>insert into zawodnicy(imie, nazwisko, plec, poziom, pozycja, menu, rozmiar) values ('Teresa','Sikora','K',8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4,'handler','mięso','XS');">
            <text:p>insert into zawodnicy(imie, nazwisko, plec, poziom, pozycja, menu, rozmiar) values ('Beata','Kowalczyk','K',4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2,'cutter','mięso','M');">
            <text:p>insert into zawodnicy(imie, nazwisko, plec, poziom, pozycja, menu, rozmiar) values ('Elżbieta','Wasilewska','K',2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5,'handler','mięso','XL');">
            <text:p>insert into zawodnicy(imie, nazwisko, plec, poziom, pozycja, menu, rozmiar) values ('Teresa','Kwiatkowska','K',5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2,'cutter','wege','XL');">
            <text:p>insert into zawodnicy(imie, nazwisko, plec, poziom, pozycja, menu, rozmiar) values ('Halina','Nowak','K',2,'cutt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8,'cutter','mięso','S');">
            <text:p>insert into zawodnicy(imie, nazwisko, plec, poziom, pozycja, menu, rozmiar) values ('Barbara','Baran','K',8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1,'handler','mięso','L');">
            <text:p>insert into zawodnicy(imie, nazwisko, plec, poziom, pozycja, menu, rozmiar) values ('Stanisława','Sadowska','K',1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6,'handler','mięso','XS');">
            <text:p>insert into zawodnicy(imie, nazwisko, plec, poziom, pozycja, menu, rozmiar) values ('Zofia','Wojciechowska','K',6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10,'handler','mięso','S');">
            <text:p>insert into zawodnicy(imie, nazwisko, plec, poziom, pozycja, menu, rozmiar) values ('Alicja','Baranowska','K',10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7,'handler','mięso','XL');">
            <text:p>insert into zawodnicy(imie, nazwisko, plec, poziom, pozycja, menu, rozmiar) values ('Stanisława','Borkowska','K',7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9,'cutter','mięso','XS');">
            <text:p>insert into zawodnicy(imie, nazwisko, plec, poziom, pozycja, menu, rozmiar) values ('Stefania','Zając','K',9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8,'handler','wege','M');">
            <text:p>insert into zawodnicy(imie, nazwisko, plec, poziom, pozycja, menu, rozmiar) values ('Ewelina','Jabłońska','K',8,'handler','wege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5,'cutter','mięso','S');">
            <text:p>insert into zawodnicy(imie, nazwisko, plec, poziom, pozycja, menu, rozmiar) values ('Elżbieta','Majewska','K',5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5,'cutter','mięso','M');">
            <text:p>insert into zawodnicy(imie, nazwisko, plec, poziom, pozycja, menu, rozmiar) values ('Bożena','Wasilewska','K',5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6,'handler','mięso','XS');">
            <text:p>insert into zawodnicy(imie, nazwisko, plec, poziom, pozycja, menu, rozmiar) values ('Marzena','Lis','K',6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3,'handler','mięso','S');">
            <text:p>insert into zawodnicy(imie, nazwisko, plec, poziom, pozycja, menu, rozmiar) values ('Agata','Bąk','K',3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3,'cutter','mięso','L');">
            <text:p>insert into zawodnicy(imie, nazwisko, plec, poziom, pozycja, menu, rozmiar) values ('Agnieszka','Szczepańska','K',3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2,'handler','mięso','XL');">
            <text:p>insert into zawodnicy(imie, nazwisko, plec, poziom, pozycja, menu, rozmiar) values ('Maria','Pawłowska','K',2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3,'handler','mięso','XL');">
            <text:p>insert into zawodnicy(imie, nazwisko, plec, poziom, pozycja, menu, rozmiar) values ('Iwona','Pawlak','K',3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1,'cutter','mięso','S');">
            <text:p>insert into zawodnicy(imie, nazwisko, plec, poziom, pozycja, menu, rozmiar) values ('Jadwiga','Piotrowska','K',1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8,'handler','mięso','S');">
            <text:p>insert into zawodnicy(imie, nazwisko, plec, poziom, pozycja, menu, rozmiar) values ('Renata','Pietrzak','K',8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5,'cutter','mięso','XL');">
            <text:p>insert into zawodnicy(imie, nazwisko, plec, poziom, pozycja, menu, rozmiar) values ('Wiesława','Szulc','K',5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1,'cutter','mięso','XL');">
            <text:p>insert into zawodnicy(imie, nazwisko, plec, poziom, pozycja, menu, rozmiar) values ('Natalia','Tomaszewska','K',1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6,'cutter','mięso','XL');">
            <text:p>insert into zawodnicy(imie, nazwisko, plec, poziom, pozycja, menu, rozmiar) values ('Magdalena','Przybylska','K',6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10,'cutter','mięso','XL');">
            <text:p>insert into zawodnicy(imie, nazwisko, plec, poziom, pozycja, menu, rozmiar) values ('Ewa','Olszewska','K',10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7,'cutter','mięso','XS');">
            <text:p>insert into zawodnicy(imie, nazwisko, plec, poziom, pozycja, menu, rozmiar) values ('Agata','Dudek','K',7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6,'handler','mięso','S');">
            <text:p>insert into zawodnicy(imie, nazwisko, plec, poziom, pozycja, menu, rozmiar) values ('Janina','Kalinowska','K',6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10,'handler','mięso','S');">
            <text:p>insert into zawodnicy(imie, nazwisko, plec, poziom, pozycja, menu, rozmiar) values ('Urszula','Przybylska','K',10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4,'cutter','mięso','S');">
            <text:p>insert into zawodnicy(imie, nazwisko, plec, poziom, pozycja, menu, rozmiar) values ('Sylwia','Wieczorek','K',4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8,'cutter','mięso','XL');">
            <text:p>insert into zawodnicy(imie, nazwisko, plec, poziom, pozycja, menu, rozmiar) values ('Zdzisław','Kowalczyk','M',8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2,'cutter','mięso','L');">
            <text:p>insert into zawodnicy(imie, nazwisko, plec, poziom, pozycja, menu, rozmiar) values ('Czesław','Duda','M',2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3,'cutter','mięso','XL');">
            <text:p>insert into zawodnicy(imie, nazwisko, plec, poziom, pozycja, menu, rozmiar) values ('Jacek','Pawłowski','M',3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6,'handler','wege','XL');">
            <text:p>insert into zawodnicy(imie, nazwisko, plec, poziom, pozycja, menu, rozmiar) values ('Roman','Krajewski','M',6,'handl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4,'cutter','mięso','M');">
            <text:p>insert into zawodnicy(imie, nazwisko, plec, poziom, pozycja, menu, rozmiar) values ('Mariusz','Sikora','M',4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9,'handler','mięso','M');">
            <text:p>insert into zawodnicy(imie, nazwisko, plec, poziom, pozycja, menu, rozmiar) values ('Jacek','Mazur','M',9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7,'cutter','mięso','M');">
            <text:p>insert into zawodnicy(imie, nazwisko, plec, poziom, pozycja, menu, rozmiar) values ('Maciej','Kalinowski','M',7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7,'handler','mięso','XS');">
            <text:p>insert into zawodnicy(imie, nazwisko, plec, poziom, pozycja, menu, rozmiar) values ('Sebastian','Krajewski','M',7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8,'cutter','mięso','XL');">
            <text:p>insert into zawodnicy(imie, nazwisko, plec, poziom, pozycja, menu, rozmiar) values ('Leszek','Bąk','M',8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2,'cutter','mięso','S');">
            <text:p>insert into zawodnicy(imie, nazwisko, plec, poziom, pozycja, menu, rozmiar) values ('Marek','Walczak','M',2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4,'handler','wege','S');">
            <text:p>insert into zawodnicy(imie, nazwisko, plec, poziom, pozycja, menu, rozmiar) values ('Jan','Jankowski','M',4,'handler','wege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9,'handler','mięso','M');">
            <text:p>insert into zawodnicy(imie, nazwisko, plec, poziom, pozycja, menu, rozmiar) values ('Stanisław','Piotrowski','M',9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2,'cutter','mięso','XL');">
            <text:p>insert into zawodnicy(imie, nazwisko, plec, poziom, pozycja, menu, rozmiar) values ('Czesław','Dąbrowski','M',2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5,'handler','mięso','S');">
            <text:p>insert into zawodnicy(imie, nazwisko, plec, poziom, pozycja, menu, rozmiar) values ('Roman','Czarnecki','M',5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9,'cutter','mięso','L');">
            <text:p>insert into zawodnicy(imie, nazwisko, plec, poziom, pozycja, menu, rozmiar) values ('Jakub','Sobczak','M',9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1,'handler','mięso','XL');">
            <text:p>insert into zawodnicy(imie, nazwisko, plec, poziom, pozycja, menu, rozmiar) values ('Mateusz','Czerwiński','M',1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7,'handler','mięso','XS');">
            <text:p>insert into zawodnicy(imie, nazwisko, plec, poziom, pozycja, menu, rozmiar) values ('Jacek','Szczepański','M',7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2,'cutter','mięso','XS');">
            <text:p>insert into zawodnicy(imie, nazwisko, plec, poziom, pozycja, menu, rozmiar) values ('Krzysztof','Baranowski','M',2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2,'cutter','mięso','M');">
            <text:p>insert into zawodnicy(imie, nazwisko, plec, poziom, pozycja, menu, rozmiar) values ('Ryszard','Kwiatkowski','M',2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5,'cutter','mięso','XS');">
            <text:p>insert into zawodnicy(imie, nazwisko, plec, poziom, pozycja, menu, rozmiar) values ('Ryszard','Wiśniewski','M',5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1,'cutter','mięso','XS');">
            <text:p>insert into zawodnicy(imie, nazwisko, plec, poziom, pozycja, menu, rozmiar) values ('Paweł','Baran','M',1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10,'cutter','mięso','M');">
            <text:p>insert into zawodnicy(imie, nazwisko, plec, poziom, pozycja, menu, rozmiar) values ('Maciej','Wójcik','M',10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2,'cutter','mięso','S');">
            <text:p>insert into zawodnicy(imie, nazwisko, plec, poziom, pozycja, menu, rozmiar) values ('Waldemar','Tomaszewski','M',2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9,'handler','wege','XL');">
            <text:p>insert into zawodnicy(imie, nazwisko, plec, poziom, pozycja, menu, rozmiar) values ('Artur','Wilk','M',9,'handl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2,'handler','mięso','S');">
            <text:p>insert into zawodnicy(imie, nazwisko, plec, poziom, pozycja, menu, rozmiar) values ('Adam','Kwiatkowski','M',2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1,'cutter','mięso','XS');">
            <text:p>insert into zawodnicy(imie, nazwisko, plec, poziom, pozycja, menu, rozmiar) values ('Jerzy','Szymański','M',1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6,'handler','mięso','M');">
            <text:p>insert into zawodnicy(imie, nazwisko, plec, poziom, pozycja, menu, rozmiar) values ('Mateusz','Król','M',6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5,'handler','mięso','M');">
            <text:p>insert into zawodnicy(imie, nazwisko, plec, poziom, pozycja, menu, rozmiar) values ('Paweł','Nowicki','M',5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4,'cutter','wege','XS');">
            <text:p>insert into zawodnicy(imie, nazwisko, plec, poziom, pozycja, menu, rozmiar) values ('Sebastian','Zając','M',4,'cutter','wege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6,'cutter','mięso','M');">
            <text:p>insert into zawodnicy(imie, nazwisko, plec, poziom, pozycja, menu, rozmiar) values ('Władysław','Andrzejewski','M',6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4,'cutter','mięso','XL');">
            <text:p>insert into zawodnicy(imie, nazwisko, plec, poziom, pozycja, menu, rozmiar) values ('Dawid','Wójcik','M',4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6,'handler','mięso','XS');">
            <text:p>insert into zawodnicy(imie, nazwisko, plec, poziom, pozycja, menu, rozmiar) values ('Jakub','Walczak','M',6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8,'handler','mięso','M');">
            <text:p>insert into zawodnicy(imie, nazwisko, plec, poziom, pozycja, menu, rozmiar) values ('Mirosław','Szczepański','M',8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1,'cutter','mięso','L');">
            <text:p>insert into zawodnicy(imie, nazwisko, plec, poziom, pozycja, menu, rozmiar) values ('Marian','Sadowski','M',1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3,'cutter','mięso','XL');">
            <text:p>insert into zawodnicy(imie, nazwisko, plec, poziom, pozycja, menu, rozmiar) values ('Rafał','Ostrowski','M',3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9,'handler','mięso','L');">
            <text:p>insert into zawodnicy(imie, nazwisko, plec, poziom, pozycja, menu, rozmiar) values ('Dariusz','Szczepański','M',9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6,'handler','mięso','L');">
            <text:p>insert into zawodnicy(imie, nazwisko, plec, poziom, pozycja, menu, rozmiar) values ('Andrzej','Kalinowski','M',6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6,'handler','mięso','XL');">
            <text:p>insert into zawodnicy(imie, nazwisko, plec, poziom, pozycja, menu, rozmiar) values ('Marek','Malinowski','M',6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5,'cutter','wege','XL');">
            <text:p>insert into zawodnicy(imie, nazwisko, plec, poziom, pozycja, menu, rozmiar) values ('Łukasz','Sawicki','M',5,'cutt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1,'handler','mięso','L');">
            <text:p>insert into zawodnicy(imie, nazwisko, plec, poziom, pozycja, menu, rozmiar) values ('Marian','Bąk','M',1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10,'cutter','mięso','XS');">
            <text:p>insert into zawodnicy(imie, nazwisko, plec, poziom, pozycja, menu, rozmiar) values ('Jarosław','Jasiński','M',10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8,'handler','mięso','XL');">
            <text:p>insert into zawodnicy(imie, nazwisko, plec, poziom, pozycja, menu, rozmiar) values ('Marcin','Ostrowski','M',8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6,'cutter','mięso','M');">
            <text:p>insert into zawodnicy(imie, nazwisko, plec, poziom, pozycja, menu, rozmiar) values ('Rafał','Sawicki','M',6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5,'handler','mięso','M');">
            <text:p>insert into zawodnicy(imie, nazwisko, plec, poziom, pozycja, menu, rozmiar) values ('Stanisław','Stępień','M',5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6,'handler','mięso','L');">
            <text:p>insert into zawodnicy(imie, nazwisko, plec, poziom, pozycja, menu, rozmiar) values ('Władysław','Zakrzewski','M',6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10,'cutter','mięso','L');">
            <text:p>insert into zawodnicy(imie, nazwisko, plec, poziom, pozycja, menu, rozmiar) values ('Stanisław','Ziółkowski','M',10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9,'handler','mięso','M');">
            <text:p>insert into zawodnicy(imie, nazwisko, plec, poziom, pozycja, menu, rozmiar) values ('Mirosław','Mazurek','M',9,'handl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4,'cutter','mięso','M');">
            <text:p>insert into zawodnicy(imie, nazwisko, plec, poziom, pozycja, menu, rozmiar) values ('Piotr','Baran','M',4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8,'handler','mięso','XS');">
            <text:p>insert into zawodnicy(imie, nazwisko, plec, poziom, pozycja, menu, rozmiar) values ('Łukasz','Ostrowski','M',8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10,'handler','mięso','XS');">
            <text:p>insert into zawodnicy(imie, nazwisko, plec, poziom, pozycja, menu, rozmiar) values ('Damian','Zając','M',10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10,'handler','mięso','L');">
            <text:p>insert into zawodnicy(imie, nazwisko, plec, poziom, pozycja, menu, rozmiar) values ('Roman','Jaworski','M',10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4,'handler','mięso','L');">
            <text:p>insert into zawodnicy(imie, nazwisko, plec, poziom, pozycja, menu, rozmiar) values ('Jakub','Wasilewski','M',4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6,'handler','mięso','XS');">
            <text:p>insert into zawodnicy(imie, nazwisko, plec, poziom, pozycja, menu, rozmiar) values ('Robert','Kalinowski','M',6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6,'cutter','mięso','XL');">
            <text:p>insert into zawodnicy(imie, nazwisko, plec, poziom, pozycja, menu, rozmiar) values ('Wojciech','Wieczorek','M',6,'cutt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8,'cutter','mięso','S');">
            <text:p>insert into zawodnicy(imie, nazwisko, plec, poziom, pozycja, menu, rozmiar) values ('Łukasz','Rutkowski','M',8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8,'handler','mięso','XS');">
            <text:p>insert into zawodnicy(imie, nazwisko, plec, poziom, pozycja, menu, rozmiar) values ('Roman','Kaczmarek','M',8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7,'handler','mięso','S');">
            <text:p>insert into zawodnicy(imie, nazwisko, plec, poziom, pozycja, menu, rozmiar) values ('Sebastian','Nowakowski','M',7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6,'handler','mięso','L');">
            <text:p>insert into zawodnicy(imie, nazwisko, plec, poziom, pozycja, menu, rozmiar) values ('Rafał','Michalak','M',6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1,'cutter','mięso','XS');">
            <text:p>insert into zawodnicy(imie, nazwisko, plec, poziom, pozycja, menu, rozmiar) values ('Czesław','Jakubowski','M',1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2,'handler','wege','XL');">
            <text:p>insert into zawodnicy(imie, nazwisko, plec, poziom, pozycja, menu, rozmiar) values ('Wiesław','Nowicki','M',2,'handl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2,'cutter','mięso','XS');">
            <text:p>insert into zawodnicy(imie, nazwisko, plec, poziom, pozycja, menu, rozmiar) values ('Daniel','Sokołowski','M',2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3,'handler','mięso','L');">
            <text:p>insert into zawodnicy(imie, nazwisko, plec, poziom, pozycja, menu, rozmiar) values ('Sławomir','Mazurek','M',3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2,'handler','mięso','S');">
            <text:p>insert into zawodnicy(imie, nazwisko, plec, poziom, pozycja, menu, rozmiar) values ('Marek','Zając','M',2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2,'handler','wege','XL');">
            <text:p>insert into zawodnicy(imie, nazwisko, plec, poziom, pozycja, menu, rozmiar) values ('Ryszard','Laskowski','M',2,'handler','wege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9,'cutter','mięso','XS');">
            <text:p>insert into zawodnicy(imie, nazwisko, plec, poziom, pozycja, menu, rozmiar) values ('Jarosław','Kalinowski','M',9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5,'cutter','mięso','XS');">
            <text:p>insert into zawodnicy(imie, nazwisko, plec, poziom, pozycja, menu, rozmiar) values ('Zbigniew','Kowalski','M',5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3,'handler','mięso','XL');">
            <text:p>insert into zawodnicy(imie, nazwisko, plec, poziom, pozycja, menu, rozmiar) values ('Czesław','Jasiński','M',3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3,'cutter','mięso','M');">
            <text:p>insert into zawodnicy(imie, nazwisko, plec, poziom, pozycja, menu, rozmiar) values ('Damian','Zalewski','M',3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9,'handler','mięso','XL');">
            <text:p>insert into zawodnicy(imie, nazwisko, plec, poziom, pozycja, menu, rozmiar) values ('Andrzej','Głowacki','M',9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4,'handler','mięso','L');">
            <text:p>insert into zawodnicy(imie, nazwisko, plec, poziom, pozycja, menu, rozmiar) values ('Sławomir','Szulc','M',4,'handl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4,'cutter','mięso','S');">
            <text:p>insert into zawodnicy(imie, nazwisko, plec, poziom, pozycja, menu, rozmiar) values ('Piotr','Andrzejewski','M',4,'cutt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10,'cutter','mięso','XS');">
            <text:p>insert into zawodnicy(imie, nazwisko, plec, poziom, pozycja, menu, rozmiar) values ('Władysław','Pawlak','M',10,'cutt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3,'handler','mięso','XS');">
            <text:p>insert into zawodnicy(imie, nazwisko, plec, poziom, pozycja, menu, rozmiar) values ('Waldemar','Laskowski','M',3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10,'cutter','mięso','M');">
            <text:p>insert into zawodnicy(imie, nazwisko, plec, poziom, pozycja, menu, rozmiar) values ('Jan','Makowski','M',10,'cutter','mięso','M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1,'handler','mięso','XS');">
            <text:p>insert into zawodnicy(imie, nazwisko, plec, poziom, pozycja, menu, rozmiar) values ('Waldemar','Mazurek','M',1,'handler','mięso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1,'handler','mięso','XL');">
            <text:p>insert into zawodnicy(imie, nazwisko, plec, poziom, pozycja, menu, rozmiar) values ('Jarosław','Sadowski','M',1,'handler','mięso','X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7,'cutter','mięso','L');">
            <text:p>insert into zawodnicy(imie, nazwisko, plec, poziom, pozycja, menu, rozmiar) values ('Marian','Jankowski','M',7,'cutter','mięso','L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2,'cutter','wege','XS');">
            <text:p>insert into zawodnicy(imie, nazwisko, plec, poziom, pozycja, menu, rozmiar) values ('Jan','Woźniak','M',2,'cutter','wege','X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9,'handler','mięso','S');">
            <text:p>insert into zawodnicy(imie, nazwisko, plec, poziom, pozycja, menu, rozmiar) values ('Łukasz','Walczak','M',9,'handler','mięso','S');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7,'handler','mięso','L');">
            <text:p>insert into zawodnicy(imie, nazwisko, plec, poziom, pozycja, menu, rozmiar) values ('Jan','Wróbel','M',7,'handler','mięso','L');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.11.2017</text:date>, <text:time>12:11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15T12:11:17.07</dc:date>
    <dc:creator>Łukasz Janicki</dc:creator>
    <meta:editing-duration>PT35M19S</meta:editing-duration>
    <meta:editing-cycles>3</meta:editing-cycles>
    <meta:generator>OpenOffice/4.1.2$Win32 OpenOffice.org_project/412m3$Build-9782</meta:generator>
    <meta:document-statistic meta:table-count="3" meta:cell-count="1063" meta:object-count="0"/>
  </office:meta>
</office:document-meta>
</file>